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RolesBuilder.save( UsecaseRoles usecaseRoles , String sourceUri , ServiceManager 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secaseRolesBuilder.build( InputStream 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